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61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 table:number-columns-spanned="4" table:number-rows-spanned="1">
            <text:p>Radiator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x torque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4B13 Factory radiato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260" calcext:value-type="float">
            <text:p>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51:40.848173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53:20.639300167</meta:creation-date>
    <dc:date>2019-03-28T11:53:12.815173953</dc:date>
    <meta:editing-duration>PT4M14S</meta:editing-duration>
    <meta:editing-cycles>3</meta:editing-cycles>
    <meta:generator>LibreOffice/5.1.6.2$Linux_X86_64 LibreOffice_project/10m0$Build-2</meta:generator>
    <meta:document-statistic meta:table-count="1" meta:cell-count="9" meta:object-count="0"/>
  </office:meta>
</office:document-meta>
</file>